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EE000002C286D18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109cm" svg:x="1cm" svg:y="1cm">
          <draw:image xlink:href="Pictures/10000000000005EE000002C286D1860B.jpg" xlink:type="simple" xlink:show="embed" xlink:actuate="onLoad">
            <text:p/>
          </draw:image>
        </draw:frame>
        <draw:circle draw:style-name="gr2" draw:text-style-name="P2" draw:layer="layout" svg:width="0.762cm" svg:height="0.762cm" svg:x="8.133cm" svg:y="6.043cm">
          <text:p text:style-name="P2"><text:span text:style-name="T1">9</text:span></text:p>
        </draw:circle>
        <draw:circle draw:style-name="gr2" draw:text-style-name="P2" draw:layer="layout" svg:width="0.762cm" svg:height="0.762cm" svg:x="6.736cm" svg:y="7.821cm">
          <text:p text:style-name="P2"><text:span text:style-name="T1">8</text:span></text:p>
        </draw:circle>
        <draw:circle draw:style-name="gr2" draw:text-style-name="P2" draw:layer="layout" svg:width="0.762cm" svg:height="0.762cm" svg:x="1.91cm" svg:y="5.535cm">
          <text:p text:style-name="P2"><text:span text:style-name="T1">7</text:span></text:p>
        </draw:circle>
        <draw:circle draw:style-name="gr2" draw:text-style-name="P2" draw:layer="layout" svg:width="0.762cm" svg:height="0.762cm" svg:x="7.752cm" svg:y="2.614cm">
          <text:p text:style-name="P2"><text:span text:style-name="T1">6</text:span></text:p>
        </draw:circle>
        <draw:circle draw:style-name="gr2" draw:text-style-name="P2" draw:layer="layout" svg:width="0.762cm" svg:height="0.762cm" svg:x="12.959cm" svg:y="5.281cm">
          <text:p text:style-name="P2"><text:span text:style-name="T1">5</text:span></text:p>
        </draw:circle>
        <draw:circle draw:style-name="gr2" draw:text-style-name="P2" draw:layer="layout" svg:width="0.762cm" svg:height="0.762cm" svg:x="9.403cm" svg:y="9.218cm">
          <text:p text:style-name="P2"><text:span text:style-name="T1">4</text:span></text:p>
        </draw:circle>
        <draw:circle draw:style-name="gr2" draw:text-style-name="P2" draw:layer="layout" svg:width="0.762cm" svg:height="0.762cm" svg:x="18.801cm" svg:y="3.376cm">
          <text:p text:style-name="P2"><text:span text:style-name="T1">3</text:span></text:p>
        </draw:circle>
        <draw:circle draw:style-name="gr2" draw:text-style-name="P2" draw:layer="layout" svg:width="0.762cm" svg:height="0.762cm" svg:x="10.673cm" svg:y="4.138cm">
          <text:p text:style-name="P2"><text:span text:style-name="T1">2</text:span></text:p>
        </draw:circle>
        <draw:circle draw:style-name="gr2" draw:text-style-name="P2" draw:layer="layout" svg:width="0.762cm" svg:height="0.762cm" svg:x="13.467cm" svg:y="7.821cm">
          <text:p text:style-name="P2"><text:span text:style-name="T1">1</text:span></text:p>
        </draw:circle>
        <draw:circle draw:style-name="gr2" draw:text-style-name="P2" draw:layer="layout" svg:width="0.762cm" svg:height="0.762cm" svg:x="10.419cm" svg:y="7.694cm">
          <text:p text:style-name="P2"><text:span text:style-name="T1">10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7.847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ey Valikov</meta:initial-creator>
    <meta:creation-date>2016-07-31T11:19:12.61</meta:creation-date>
    <dc:date>2016-07-31T11:31:45.05</dc:date>
    <dc:creator>Alexey Valikov</dc:creator>
    <meta:editing-duration>PT12M33S</meta:editing-duration>
    <meta:editing-cycles>2</meta:editing-cycles>
    <meta:generator>OpenOffice/4.1.1$Win32 OpenOffice.org_project/411m6$Build-9775</meta:generator>
    <meta:document-statistic meta:object-count="11"/>
  </office:meta>
</office:document-meta>
</file>